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Liberation Sans" fo:font-size="36pt" style:text-underline-style="solid" style:text-underline-width="auto" style:text-underline-color="font-color" officeooo:rsid="00157543" officeooo:paragraph-rsid="00157543" style:font-size-asian="36pt" style:font-size-complex="36pt"/>
    </style:style>
    <style:style style:name="P2" style:family="paragraph" style:parent-style-name="Standard">
      <style:paragraph-properties fo:line-height="150%" fo:text-align="start" style:justify-single-word="false"/>
      <style:text-properties style:font-name="Liberation Sans" fo:font-size="36pt" officeooo:rsid="00157543" officeooo:paragraph-rsid="00157543" style:font-size-asian="36pt" style:font-size-complex="36pt"/>
    </style:style>
    <style:style style:name="P3" style:family="paragraph" style:parent-style-name="Standard">
      <style:paragraph-properties fo:line-height="150%" fo:text-align="start" style:justify-single-word="false"/>
      <style:text-properties style:font-name="Liberation Sans" fo:font-size="36pt" officeooo:rsid="00157543" officeooo:paragraph-rsid="0015c60a" style:font-size-asian="36pt" style:font-size-complex="36pt"/>
    </style:style>
    <style:style style:name="P4" style:family="paragraph" style:parent-style-name="Standard">
      <style:paragraph-properties fo:line-height="150%" fo:text-align="start" style:justify-single-word="false"/>
      <style:text-properties style:font-name="Liberation Sans" fo:font-size="36pt" officeooo:rsid="00157543" officeooo:paragraph-rsid="00163ac4" style:font-size-asian="36pt" style:font-size-complex="36pt"/>
    </style:style>
    <style:style style:name="P5" style:family="paragraph" style:parent-style-name="Standard">
      <style:paragraph-properties fo:line-height="150%" fo:text-align="start" style:justify-single-word="false"/>
      <style:text-properties style:font-name="Liberation Sans" fo:font-size="36pt" officeooo:rsid="00157543" officeooo:paragraph-rsid="0017a0fc" style:font-size-asian="36pt" style:font-size-complex="36pt"/>
    </style:style>
    <style:style style:name="P6" style:family="paragraph" style:parent-style-name="Standard">
      <style:paragraph-properties fo:line-height="150%" fo:text-align="center" style:justify-single-word="false"/>
      <style:text-properties style:font-name="Liberation Sans" fo:font-size="36pt" officeooo:rsid="00157543" officeooo:paragraph-rsid="00157543" style:font-size-asian="36pt" style:font-size-complex="36pt"/>
    </style:style>
    <style:style style:name="P7" style:family="paragraph" style:parent-style-name="Standard">
      <style:paragraph-properties fo:line-height="150%" fo:text-align="center" style:justify-single-word="false"/>
      <style:text-properties style:font-name="Liberation Sans" fo:font-size="36pt" officeooo:rsid="00157543" officeooo:paragraph-rsid="0015c60a" style:font-size-asian="36pt" style:font-size-complex="36pt"/>
    </style:style>
    <style:style style:name="P8" style:family="paragraph" style:parent-style-name="Standard">
      <style:paragraph-properties fo:line-height="150%" fo:text-align="center" style:justify-single-word="false"/>
      <style:text-properties style:font-name="Liberation Sans" fo:font-size="36pt" officeooo:rsid="00157543" officeooo:paragraph-rsid="00163ac4" style:font-size-asian="36pt" style:font-size-complex="36pt"/>
    </style:style>
    <style:style style:name="P9" style:family="paragraph" style:parent-style-name="Standard">
      <style:paragraph-properties fo:line-height="150%" fo:text-align="center" style:justify-single-word="false"/>
      <style:text-properties style:font-name="Liberation Sans" fo:font-size="36pt" officeooo:rsid="00157543" officeooo:paragraph-rsid="0017a0fc" style:font-size-asian="36pt" style:font-size-complex="36pt"/>
    </style:style>
    <style:style style:name="P10" style:family="paragraph" style:parent-style-name="Standard">
      <style:paragraph-properties fo:line-height="150%" fo:text-align="center" style:justify-single-word="false"/>
      <style:text-properties style:font-name="Liberation Sans" fo:font-size="36pt" officeooo:rsid="00157543" officeooo:paragraph-rsid="001804a7" style:font-size-asian="36pt" style:font-size-complex="36pt"/>
    </style:style>
    <style:style style:name="P11" style:family="paragraph" style:parent-style-name="Standard">
      <style:paragraph-properties fo:line-height="150%" fo:text-align="start" style:justify-single-word="false"/>
      <style:text-properties style:font-name="Liberation Sans" fo:font-size="36pt" officeooo:rsid="001b1926" officeooo:paragraph-rsid="001b1926" style:font-size-asian="36pt" style:font-size-complex="36pt"/>
    </style:style>
    <style:style style:name="P12" style:family="paragraph" style:parent-style-name="Standard">
      <style:paragraph-properties fo:line-height="150%" fo:text-align="start" style:justify-single-word="false"/>
      <style:text-properties style:font-name="Liberation Sans" fo:font-size="36pt" fo:font-weight="normal" officeooo:rsid="00157543" officeooo:paragraph-rsid="00157543" style:font-size-asian="36pt" style:font-weight-asian="normal" style:font-size-complex="36pt" style:font-weight-complex="normal"/>
    </style:style>
    <style:style style:name="P13" style:family="paragraph" style:parent-style-name="Standard">
      <style:paragraph-properties fo:line-height="150%" fo:text-align="start" style:justify-single-word="false"/>
      <style:text-properties style:font-name="Liberation Sans" fo:font-size="36pt" fo:font-weight="normal" officeooo:rsid="0015c60a" officeooo:paragraph-rsid="0015c60a" style:font-size-asian="36pt" style:font-weight-asian="normal" style:font-size-complex="36pt" style:font-weight-complex="normal"/>
    </style:style>
    <style:style style:name="P14" style:family="paragraph" style:parent-style-name="Standard">
      <style:paragraph-properties fo:line-height="150%" fo:text-align="start" style:justify-single-word="false"/>
      <style:text-properties style:font-name="Liberation Sans" fo:font-size="36pt" fo:font-weight="normal" officeooo:rsid="0015c60a" officeooo:paragraph-rsid="00185e04" style:font-size-asian="36pt" style:font-weight-asian="normal" style:font-size-complex="36pt" style:font-weight-complex="normal"/>
    </style:style>
    <style:style style:name="P15" style:family="paragraph" style:parent-style-name="Standard">
      <style:paragraph-properties fo:line-height="150%" fo:text-align="start" style:justify-single-word="false"/>
      <style:text-properties style:font-name="Liberation Sans" fo:font-size="36pt" fo:font-weight="normal" officeooo:rsid="0016e458" officeooo:paragraph-rsid="0016e458" style:font-size-asian="36pt" style:font-weight-asian="normal" style:font-size-complex="36pt" style:font-weight-complex="normal"/>
    </style:style>
    <style:style style:name="P16" style:family="paragraph" style:parent-style-name="Standard">
      <style:paragraph-properties fo:line-height="150%" fo:text-align="start" style:justify-single-word="false"/>
      <style:text-properties style:font-name="Liberation Sans" fo:font-size="36pt" fo:font-weight="normal" officeooo:rsid="00185e04" officeooo:paragraph-rsid="00185e04" style:font-size-asian="36pt" style:font-weight-asian="normal" style:font-size-complex="36pt" style:font-weight-complex="normal"/>
    </style:style>
    <style:style style:name="P17" style:family="paragraph" style:parent-style-name="Standard" style:list-style-name="L1">
      <style:paragraph-properties fo:line-height="150%" fo:text-align="start" style:justify-single-word="false"/>
      <style:text-properties style:font-name="Liberation Sans" fo:font-size="36pt" fo:font-weight="normal" officeooo:rsid="00185e04" officeooo:paragraph-rsid="00185e04" style:font-size-asian="36pt" style:font-weight-asian="normal" style:font-size-complex="36pt" style:font-weight-complex="normal"/>
    </style:style>
    <style:style style:name="P18" style:family="paragraph" style:parent-style-name="Standard">
      <style:paragraph-properties fo:line-height="150%" fo:text-align="start" style:justify-single-word="false"/>
      <style:text-properties style:font-name="Liberation Sans" fo:font-size="36pt" fo:font-weight="normal" officeooo:rsid="001910c3" officeooo:paragraph-rsid="001910c3" style:font-size-asian="36pt" style:font-weight-asian="normal" style:font-size-complex="36pt" style:font-weight-complex="normal"/>
    </style:style>
    <style:style style:name="P19" style:family="paragraph" style:parent-style-name="Standard">
      <style:paragraph-properties fo:line-height="150%" fo:text-align="center" style:justify-single-word="false" fo:break-before="page"/>
      <style:text-properties style:font-name="Liberation Sans" fo:font-size="36pt" officeooo:rsid="00157543" officeooo:paragraph-rsid="00157543" style:font-size-asian="36pt" style:font-size-complex="36pt"/>
    </style:style>
    <style:style style:name="P20" style:family="paragraph" style:parent-style-name="Standard">
      <style:paragraph-properties fo:line-height="150%" fo:text-align="center" style:justify-single-word="false" fo:break-before="page"/>
      <style:text-properties style:font-name="Liberation Sans" fo:font-size="36pt" officeooo:rsid="00157543" officeooo:paragraph-rsid="0015c60a" style:font-size-asian="36pt" style:font-size-complex="36pt"/>
    </style:style>
    <style:style style:name="P21" style:family="paragraph" style:parent-style-name="Standard">
      <style:paragraph-properties fo:line-height="150%" fo:text-align="center" style:justify-single-word="false" fo:break-before="page"/>
      <style:text-properties style:font-name="Liberation Sans" fo:font-size="36pt" officeooo:rsid="00157543" officeooo:paragraph-rsid="00163ac4" style:font-size-asian="36pt" style:font-size-complex="36pt"/>
    </style:style>
    <style:style style:name="P22" style:family="paragraph" style:parent-style-name="Standard">
      <style:paragraph-properties fo:line-height="150%" fo:text-align="center" style:justify-single-word="false" fo:break-before="page"/>
      <style:text-properties style:font-name="Liberation Sans" fo:font-size="36pt" officeooo:rsid="00157543" officeooo:paragraph-rsid="0017a0fc" style:font-size-asian="36pt" style:font-size-complex="36pt"/>
    </style:style>
    <style:style style:name="P23" style:family="paragraph" style:parent-style-name="Standard">
      <style:paragraph-properties fo:line-height="150%" fo:text-align="center" style:justify-single-word="false" fo:break-before="page"/>
      <style:text-properties style:font-name="Liberation Sans" fo:font-size="36pt" officeooo:rsid="00157543" officeooo:paragraph-rsid="001804a7" style:font-size-asian="36pt" style:font-size-complex="36pt"/>
    </style:style>
    <style:style style:name="P24" style:family="paragraph" style:parent-style-name="Standard">
      <style:paragraph-properties fo:line-height="150%" fo:text-align="center" style:justify-single-word="false" fo:break-before="page"/>
      <style:text-properties style:font-name="Liberation Sans" fo:font-size="36pt" style:text-underline-style="solid" style:text-underline-width="auto" style:text-underline-color="font-color" officeooo:rsid="00157543" officeooo:paragraph-rsid="00157543" style:font-size-asian="36pt" style:font-size-complex="36pt"/>
    </style:style>
    <style:style style:name="P25" style:family="paragraph" style:parent-style-name="Standard">
      <style:paragraph-properties fo:line-height="150%" fo:text-align="center" style:justify-single-word="false" fo:break-before="page"/>
      <style:text-properties style:font-name="Liberation Sans" fo:font-size="36pt" style:text-underline-style="solid" style:text-underline-width="auto" style:text-underline-color="font-color" officeooo:rsid="00157543" officeooo:paragraph-rsid="0015c60a" style:font-size-asian="36pt" style:font-size-complex="36pt"/>
    </style:style>
    <style:style style:name="P26" style:family="paragraph" style:parent-style-name="Standard">
      <style:paragraph-properties fo:line-height="150%" fo:text-align="center" style:justify-single-word="false" fo:break-before="page"/>
      <style:text-properties style:font-name="Liberation Sans" fo:font-size="36pt" style:text-underline-style="solid" style:text-underline-width="auto" style:text-underline-color="font-color" officeooo:rsid="00157543" officeooo:paragraph-rsid="00163ac4" style:font-size-asian="36pt" style:font-size-complex="36pt"/>
    </style:style>
    <style:style style:name="P27" style:family="paragraph" style:parent-style-name="Standard">
      <style:paragraph-properties fo:line-height="150%" fo:text-align="center" style:justify-single-word="false" fo:break-before="page"/>
      <style:text-properties style:font-name="Liberation Sans" fo:font-size="36pt" style:text-underline-style="solid" style:text-underline-width="auto" style:text-underline-color="font-color" officeooo:rsid="00157543" officeooo:paragraph-rsid="0017a0fc" style:font-size-asian="36pt" style:font-size-complex="36pt"/>
    </style:style>
    <style:style style:name="T1" style:family="text">
      <style:text-properties fo:font-weight="bold" style:font-weight-asian="bold" style:font-weight-complex="bold"/>
    </style:style>
    <style:style style:name="T2" style:family="text">
      <style:text-properties officeooo:rsid="0015c60a"/>
    </style:style>
    <style:style style:name="T3" style:family="text">
      <style:text-properties officeooo:rsid="00163ac4"/>
    </style:style>
    <style:style style:name="T4" style:family="text">
      <style:text-properties officeooo:rsid="0016e458"/>
    </style:style>
    <style:style style:name="T5" style:family="text">
      <style:text-properties officeooo:rsid="0017a0fc"/>
    </style:style>
    <style:style style:name="T6" style:family="text">
      <style:text-properties officeooo:rsid="001804a7"/>
    </style:style>
    <style:style style:name="T7" style:family="text">
      <style:text-properties officeooo:rsid="00185e04"/>
    </style:style>
    <style:style style:name="T8" style:family="text">
      <style:text-properties style:text-position="super 58%"/>
    </style:style>
    <style:style style:name="T9"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imes Table</text:p>
      <text:p text:style-name="P2"/>
      <text:p text:style-name="P2">For the 10 times table, you just put a “0” on the end of the number.</text:p>
      <text:p text:style-name="P2"/>
      <text:p text:style-name="P6"/>
      <text:p text:style-name="P19">1 × 10 = 10</text:p>
      <text:p text:style-name="P6">2 × 10 = 20</text:p>
      <text:p text:style-name="P6">3 × 10 = 30</text:p>
      <text:p text:style-name="P6">4 × 10 = 40</text:p>
      <text:p text:style-name="P6">5 × 10 = 50</text:p>
      <text:p text:style-name="P6">6 × 10 = 60</text:p>
      <text:p text:style-name="P6">7 × 10 = 70</text:p>
      <text:p text:style-name="P6">8 × 10 = 80</text:p>
      <text:p text:style-name="P6">9 × 10 = 90</text:p>
      <text:p text:style-name="P6">10 × 10 = 100 </text:p>
      <text:p text:style-name="P6">11 × 10 = 110</text:p>
      <text:p text:style-name="P6">12 × 10 = 120</text:p>
      <text:p text:style-name="P24">11 Times Table</text:p>
      <text:p text:style-name="P2"/>
      <text:p text:style-name="P11">The first 9 of these use the same digit for the ‘tens’ and ‘units’.</text:p>
      <text:p text:style-name="P2">The trick for multiplying 2-digit numbers by 11 is to add the digits together and put the result in the middle.</text:p>
      <text:p text:style-name="P2">e.g. 11 × 12:</text:p>
      <text:p text:style-name="P2">12 → 1 + 2 = <text:span text:style-name="T1">3</text:span></text:p>
      <text:p text:style-name="P12">11 × 12 = 1<text:span text:style-name="T1">3</text:span>2</text:p>
      <text:p text:style-name="P19">1 × 11 = 11</text:p>
      <text:p text:style-name="P6">2 × 11 = 22</text:p>
      <text:p text:style-name="P6">3 × 11 = 33</text:p>
      <text:p text:style-name="P6">4 × 11 = 44</text:p>
      <text:p text:style-name="P6">5 × 11 = 55</text:p>
      <text:p text:style-name="P6">6 × 11 = 66</text:p>
      <text:p text:style-name="P6">7 × 11 = 77</text:p>
      <text:p text:style-name="P6">8 × 11 = 88</text:p>
      <text:p text:style-name="P6">9 × 11 = 99</text:p>
      <text:p text:style-name="P6">10 × 11 = 110 </text:p>
      <text:p text:style-name="P6">11 × 11 = 121</text:p>
      <text:p text:style-name="P6">12 × 11 = 132</text:p>
      <text:p text:style-name="P24">2 Times Table</text:p>
      <text:p text:style-name="P2"/>
      <text:p text:style-name="P13">You double the number. This means you add the number to itself.</text:p>
      <text:p text:style-name="P13"/>
      <text:p text:style-name="P13">All numbers in the 2 times table are even.</text:p>
      <text:p text:style-name="P19">1 × 2 = 2</text:p>
      <text:p text:style-name="P6">2 × 2 = 4</text:p>
      <text:p text:style-name="P6">3 × 2 = 6</text:p>
      <text:p text:style-name="P6">4 × 2 = 8</text:p>
      <text:p text:style-name="P6">5 × 2 = 10</text:p>
      <text:p text:style-name="P6">6 × 2 = 12</text:p>
      <text:p text:style-name="P6">7 × 2 = 14</text:p>
      <text:p text:style-name="P6">8 × 2 = 16</text:p>
      <text:p text:style-name="P6">9 × 2 = 18</text:p>
      <text:p text:style-name="P6">10 × 2 = 20 </text:p>
      <text:p text:style-name="P6">11 × 2 = 22</text:p>
      <text:p text:style-name="P6">12 × 2 = 24</text:p>
      <text:p text:style-name="P25"><text:span text:style-name="T2">4</text:span> Times Table</text:p>
      <text:p text:style-name="P3"/>
      <text:p text:style-name="P13">This is just your 2 times table doubled.</text:p>
      <text:p text:style-name="P13"/>
      <text:p text:style-name="P13">To multiply a number by 4, you double it and then double it again.</text:p>
      <text:p text:style-name="P20">1 × <text:span text:style-name="T2">4</text:span> = <text:span text:style-name="T2">4</text:span></text:p>
      <text:p text:style-name="P7">2 × <text:span text:style-name="T2">4</text:span> = <text:span text:style-name="T2">8</text:span></text:p>
      <text:p text:style-name="P7">3 × <text:span text:style-name="T2">4</text:span> = <text:span text:style-name="T2">12</text:span></text:p>
      <text:p text:style-name="P7">4 × <text:span text:style-name="T2">4</text:span> = <text:span text:style-name="T2">16</text:span></text:p>
      <text:p text:style-name="P7">5 × <text:span text:style-name="T2">4</text:span> = <text:span text:style-name="T2">20</text:span></text:p>
      <text:p text:style-name="P7">6 × <text:span text:style-name="T2">4</text:span> = <text:span text:style-name="T2">24</text:span></text:p>
      <text:p text:style-name="P7">7 × <text:span text:style-name="T2">4</text:span> = <text:span text:style-name="T2">28</text:span></text:p>
      <text:p text:style-name="P7">8 × <text:span text:style-name="T2">4</text:span> = <text:span text:style-name="T2">32</text:span></text:p>
      <text:p text:style-name="P7">9 × <text:span text:style-name="T2">4</text:span> = <text:span text:style-name="T2">26</text:span></text:p>
      <text:p text:style-name="P7">10 × <text:span text:style-name="T2">4</text:span> = <text:span text:style-name="T2">40</text:span></text:p>
      <text:p text:style-name="P7">11 × <text:span text:style-name="T2">4</text:span> = <text:span text:style-name="T2">44</text:span></text:p>
      <text:p text:style-name="P7">12 × <text:span text:style-name="T2">4</text:span> = <text:span text:style-name="T2">48</text:span></text:p>
      <text:p text:style-name="P25"><text:span text:style-name="T3">8</text:span> Times Table</text:p>
      <text:p text:style-name="P3"/>
      <text:p text:style-name="P13">This is just your <text:span text:style-name="T3">4</text:span> times table doubled.</text:p>
      <text:p text:style-name="P13"/>
      <text:p text:style-name="P13">To multiply a number by <text:span text:style-name="T3">8</text:span>, you double it <text:span text:style-name="T3">three times.</text:span></text:p>
      <text:p text:style-name="P20">1 × <text:span text:style-name="T3">8</text:span> = <text:span text:style-name="T3">8</text:span></text:p>
      <text:p text:style-name="P7">2 × <text:span text:style-name="T3">8</text:span> = <text:span text:style-name="T3">16</text:span></text:p>
      <text:p text:style-name="P7">3 × <text:span text:style-name="T3">8</text:span> = <text:span text:style-name="T3">24</text:span></text:p>
      <text:p text:style-name="P7">4 × <text:span text:style-name="T3">8</text:span> = <text:span text:style-name="T3">32</text:span></text:p>
      <text:p text:style-name="P7">5 × <text:span text:style-name="T3">8</text:span> = <text:span text:style-name="T3">40</text:span></text:p>
      <text:p text:style-name="P7">6 × <text:span text:style-name="T3">8</text:span> = <text:span text:style-name="T3">48</text:span></text:p>
      <text:p text:style-name="P7">7 × <text:span text:style-name="T3">8</text:span> = <text:span text:style-name="T3">56</text:span></text:p>
      <text:p text:style-name="P7">8 × <text:span text:style-name="T3">8</text:span> = <text:span text:style-name="T3">64</text:span></text:p>
      <text:p text:style-name="P7">9 × <text:span text:style-name="T3">8</text:span> = <text:span text:style-name="T3">72</text:span></text:p>
      <text:p text:style-name="P7">10 × <text:span text:style-name="T3">8</text:span> = <text:span text:style-name="T3">80</text:span></text:p>
      <text:p text:style-name="P7">11 × <text:span text:style-name="T3">8</text:span> = <text:span text:style-name="T3">88</text:span></text:p>
      <text:p text:style-name="P7">12 × <text:span text:style-name="T3">8</text:span> = <text:span text:style-name="T3">96</text:span></text:p>
      <text:p text:style-name="P26"><text:span text:style-name="T4">5</text:span> Times Table</text:p>
      <text:p text:style-name="P4"/>
      <text:p text:style-name="P15">Numbers in the 5 times table always end in a “0” or a “5”.</text:p>
      <text:p text:style-name="P15"/>
      <text:p text:style-name="P15">One method for multiplying by 5 is to multiply by 10 and halve your result.</text:p>
      <text:p text:style-name="P15">e.g. 5 × 8:</text:p>
      <text:p text:style-name="P15">8 × 10 is 80</text:p>
      <text:p text:style-name="P15">Half of 80 is <text:span text:style-name="T1">40</text:span></text:p>
      <text:p text:style-name="P15"/>
      <text:p text:style-name="P21">1 × <text:span text:style-name="T4">5</text:span> = <text:span text:style-name="T4">5</text:span></text:p>
      <text:p text:style-name="P8">2 × <text:span text:style-name="T4">5</text:span> = <text:span text:style-name="T4">10</text:span></text:p>
      <text:p text:style-name="P8">3 × <text:span text:style-name="T4">5</text:span> = <text:span text:style-name="T4">15</text:span></text:p>
      <text:p text:style-name="P8">4 × <text:span text:style-name="T4">5</text:span> = <text:span text:style-name="T4">20</text:span></text:p>
      <text:p text:style-name="P8">5 × <text:span text:style-name="T4">5</text:span> = <text:span text:style-name="T4">25</text:span></text:p>
      <text:p text:style-name="P8">6 × <text:span text:style-name="T4">5</text:span> = <text:span text:style-name="T4">30</text:span></text:p>
      <text:p text:style-name="P8">7 × <text:span text:style-name="T4">5</text:span> = <text:span text:style-name="T4">35</text:span></text:p>
      <text:p text:style-name="P8">8 × <text:span text:style-name="T4">5</text:span> = <text:span text:style-name="T4">40</text:span></text:p>
      <text:p text:style-name="P8">9 × <text:span text:style-name="T4">5</text:span> = <text:span text:style-name="T4">45</text:span></text:p>
      <text:p text:style-name="P8">10 × <text:span text:style-name="T4">5</text:span> = <text:span text:style-name="T4">50</text:span></text:p>
      <text:p text:style-name="P8">11 × <text:span text:style-name="T4">5</text:span> = <text:span text:style-name="T4">55</text:span></text:p>
      <text:p text:style-name="P8">12 × <text:span text:style-name="T4">5</text:span> = <text:span text:style-name="T4">60</text:span></text:p>
      <text:p text:style-name="P27"><text:span text:style-name="T5">9</text:span> Times Table</text:p>
      <text:p text:style-name="P5"/>
      <text:p text:style-name="P16">e.g. 9 × 3:</text:p>
      <text:list xml:id="list7275727168606142906" text:style-name="L1">
        <text:list-item>
          <text:p text:style-name="P17">Hold out your ten fingers.</text:p>
        </text:list-item>
        <text:list-item>
          <text:p text:style-name="P17">From the left, fold the 3<text:span text:style-name="T8">rd</text:span> one down to create the ‘gap’.</text:p>
        </text:list-item>
        <text:list-item>
          <text:p text:style-name="P17">To the left of this gap you are holding up <text:span text:style-name="T1">2</text:span> fingers.</text:p>
        </text:list-item>
        <text:list-item>
          <text:p text:style-name="P17">To the right of this gap you are holding up <text:span text:style-name="T1">7</text:span> fingers.</text:p>
        </text:list-item>
      </text:list>
      <text:p text:style-name="P16">9 × 3 = <text:span text:style-name="T1">27</text:span></text:p>
      <text:p text:style-name="P22">1 × <text:span text:style-name="T6">9</text:span> = <text:span text:style-name="T6">9</text:span></text:p>
      <text:p text:style-name="P9">2 × <text:span text:style-name="T6">9</text:span> = <text:span text:style-name="T6">18</text:span></text:p>
      <text:p text:style-name="P9">3 × <text:span text:style-name="T6">9</text:span> = <text:span text:style-name="T6">27</text:span></text:p>
      <text:p text:style-name="P9">4 × <text:span text:style-name="T6">9</text:span> = <text:span text:style-name="T6">36</text:span></text:p>
      <text:p text:style-name="P9">5 × <text:span text:style-name="T6">9</text:span> = <text:span text:style-name="T6">45</text:span></text:p>
      <text:p text:style-name="P9">6 × <text:span text:style-name="T6">9</text:span> = <text:span text:style-name="T6">54</text:span></text:p>
      <text:p text:style-name="P9">7 × <text:span text:style-name="T6">9</text:span> = <text:span text:style-name="T6">63</text:span></text:p>
      <text:p text:style-name="P9">8 × <text:span text:style-name="T6">9</text:span> = <text:span text:style-name="T6">72</text:span></text:p>
      <text:p text:style-name="P9">9 × <text:span text:style-name="T6">9</text:span> = <text:span text:style-name="T6">81</text:span></text:p>
      <text:p text:style-name="P10">10 × <text:span text:style-name="T6">9</text:span> = <text:span text:style-name="T6">90</text:span></text:p>
      <text:p text:style-name="P10">11 × <text:span text:style-name="T6">9</text:span> = <text:span text:style-name="T6">99</text:span></text:p>
      <text:p text:style-name="P9">12 × <text:span text:style-name="T6">9</text:span> = <text:span text:style-name="T6">108</text:span></text:p>
      <text:p text:style-name="P27"><text:span text:style-name="T5">3</text:span> Times Table</text:p>
      <text:p text:style-name="P5"/>
      <text:p text:style-name="P16">Unfortunately there are no tricks here, but you have already learned your 2, 4, 5, 8, 9, 10 and 11 times tables, so you already know more than half of this one.</text:p>
      <text:p text:style-name="P22">1 × <text:span text:style-name="T6">3</text:span> = <text:span text:style-name="T6">3</text:span></text:p>
      <text:p text:style-name="P9">2 × <text:span text:style-name="T6">3</text:span> = <text:span text:style-name="T6">6</text:span></text:p>
      <text:p text:style-name="P9">3 × <text:span text:style-name="T6">3</text:span> = <text:span text:style-name="T6">9</text:span></text:p>
      <text:p text:style-name="P9">4 × <text:span text:style-name="T6">3</text:span> = <text:span text:style-name="T6">12</text:span></text:p>
      <text:p text:style-name="P9">5 × <text:span text:style-name="T6">3</text:span> = <text:span text:style-name="T6">15</text:span></text:p>
      <text:p text:style-name="P9">6 × <text:span text:style-name="T6">3</text:span> = <text:span text:style-name="T6">18</text:span></text:p>
      <text:p text:style-name="P9">7 × <text:span text:style-name="T6">3</text:span> = <text:span text:style-name="T6">21</text:span></text:p>
      <text:p text:style-name="P9">8 × <text:span text:style-name="T6">3</text:span> = <text:span text:style-name="T6">24</text:span></text:p>
      <text:p text:style-name="P9">9 × <text:span text:style-name="T6">3</text:span> = <text:span text:style-name="T6">27</text:span></text:p>
      <text:p text:style-name="P9">10 × <text:span text:style-name="T6">3</text:span> = <text:span text:style-name="T6">30</text:span></text:p>
      <text:p text:style-name="P9">11 × <text:span text:style-name="T6">3</text:span> = <text:span text:style-name="T6">33</text:span></text:p>
      <text:p text:style-name="P9">12 × <text:span text:style-name="T6">3</text:span> = <text:span text:style-name="T6">36</text:span></text:p>
      <text:p text:style-name="P27"><text:span text:style-name="T5">6</text:span> Times Table</text:p>
      <text:p text:style-name="P5"/>
      <text:p text:style-name="P14">This is just your <text:span text:style-name="T7">3</text:span> times table doubled.</text:p>
      <text:p text:style-name="P23">1 × <text:span text:style-name="T6">6</text:span> = <text:span text:style-name="T6">6</text:span></text:p>
      <text:p text:style-name="P10">2 × <text:span text:style-name="T6">6</text:span> = <text:span text:style-name="T6">12</text:span></text:p>
      <text:p text:style-name="P10">3 × <text:span text:style-name="T6">6</text:span> = <text:span text:style-name="T6">18</text:span></text:p>
      <text:p text:style-name="P10">4 × <text:span text:style-name="T6">6</text:span> = <text:span text:style-name="T6">24</text:span></text:p>
      <text:p text:style-name="P10">5 × <text:span text:style-name="T6">6</text:span> = <text:span text:style-name="T6">30</text:span></text:p>
      <text:p text:style-name="P10">6 × <text:span text:style-name="T6">6</text:span> = <text:span text:style-name="T6">36</text:span></text:p>
      <text:p text:style-name="P10">7 × <text:span text:style-name="T6">6</text:span> = <text:span text:style-name="T6">42</text:span></text:p>
      <text:p text:style-name="P10">8 × <text:span text:style-name="T6">6</text:span> = <text:span text:style-name="T6">48</text:span></text:p>
      <text:p text:style-name="P10">9 × <text:span text:style-name="T6">6</text:span> = <text:span text:style-name="T6">54</text:span></text:p>
      <text:p text:style-name="P10">10 × <text:span text:style-name="T6">6</text:span> = <text:span text:style-name="T6">60</text:span></text:p>
      <text:p text:style-name="P10">11 × <text:span text:style-name="T6">6</text:span> = <text:span text:style-name="T6">66</text:span></text:p>
      <text:p text:style-name="P10">12 × <text:span text:style-name="T6">6</text:span> = <text:span text:style-name="T6">72</text:span></text:p>
      <text:p text:style-name="P27"><text:span text:style-name="T5">12</text:span> Times Table</text:p>
      <text:p text:style-name="P5"/>
      <text:p text:style-name="P14">This is just your <text:span text:style-name="T7">6</text:span> times table doubled.</text:p>
      <text:p text:style-name="P23">1 × <text:span text:style-name="T6">12</text:span> = <text:span text:style-name="T6">12</text:span></text:p>
      <text:p text:style-name="P10">2 × <text:span text:style-name="T6">12</text:span> = <text:span text:style-name="T6">24</text:span></text:p>
      <text:p text:style-name="P10">3 × <text:span text:style-name="T6">12</text:span> = <text:span text:style-name="T6">36</text:span></text:p>
      <text:p text:style-name="P10">4 × <text:span text:style-name="T6">12</text:span> = <text:span text:style-name="T6">48</text:span></text:p>
      <text:p text:style-name="P10">5 × <text:span text:style-name="T6">12</text:span> = <text:span text:style-name="T6">60</text:span></text:p>
      <text:p text:style-name="P10">6 × <text:span text:style-name="T6">12</text:span> = <text:span text:style-name="T6">72</text:span></text:p>
      <text:p text:style-name="P10">7 × <text:span text:style-name="T6">12</text:span> = <text:span text:style-name="T6">84</text:span></text:p>
      <text:p text:style-name="P10">8 × <text:span text:style-name="T6">12</text:span> = <text:span text:style-name="T6">96</text:span></text:p>
      <text:p text:style-name="P10">9 × <text:span text:style-name="T6">12</text:span> = <text:span text:style-name="T6">108</text:span></text:p>
      <text:p text:style-name="P10">10 × <text:span text:style-name="T6">12</text:span> = <text:span text:style-name="T6">120</text:span></text:p>
      <text:p text:style-name="P10">11 × <text:span text:style-name="T6">12</text:span> = <text:span text:style-name="T6">132</text:span></text:p>
      <text:p text:style-name="P10">12 × <text:span text:style-name="T6">12</text:span> = <text:span text:style-name="T6">144</text:span></text:p>
      <text:p text:style-name="P27"><text:span text:style-name="T5">7</text:span> Times Table</text:p>
      <text:p text:style-name="P5"/>
      <text:p text:style-name="P18">There are no tricks here, but the only one you haven’t learnt yet is 7 × 7.</text:p>
      <text:p text:style-name="P18"/>
      <text:p text:style-name="P18">7 ×7 = 49</text:p>
      <text:p text:style-name="P18"/>
      <text:p text:style-name="P18">There you go.</text:p>
      <text:p text:style-name="P23">1 × <text:span text:style-name="T6">7</text:span> = <text:span text:style-name="T6">7</text:span></text:p>
      <text:p text:style-name="P10">2 × <text:span text:style-name="T6">7</text:span> = <text:span text:style-name="T6">14</text:span></text:p>
      <text:p text:style-name="P10">3 × <text:span text:style-name="T6">7</text:span> = <text:span text:style-name="T6">21</text:span></text:p>
      <text:p text:style-name="P10">4 × <text:span text:style-name="T6">7</text:span> = <text:span text:style-name="T6">28</text:span></text:p>
      <text:p text:style-name="P10">5 × <text:span text:style-name="T6">7</text:span> = <text:span text:style-name="T6">35</text:span></text:p>
      <text:p text:style-name="P10">6 × <text:span text:style-name="T6">7</text:span> = <text:span text:style-name="T6">42</text:span></text:p>
      <text:p text:style-name="P10">7 × <text:span text:style-name="T6">7</text:span> = <text:span text:style-name="T6">49</text:span></text:p>
      <text:p text:style-name="P10">8 × <text:span text:style-name="T6">7</text:span> = <text:span text:style-name="T6">56</text:span></text:p>
      <text:p text:style-name="P10">9 × <text:span text:style-name="T6">7</text:span> = <text:span text:style-name="T6">63</text:span></text:p>
      <text:p text:style-name="P10">10 × <text:span text:style-name="T6">7</text:span> = <text:span text:style-name="T6">70</text:span> </text:p>
      <text:p text:style-name="P10">11 × <text:span text:style-name="T6">7</text:span> = <text:span text:style-name="T6">77</text:span></text:p>
      <text:p text:style-name="P10">12 × <text:span text:style-name="T6">7</text:span> = <text:span text:style-name="T6">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43cm" fo:margin-right="1.469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14:42:51.061754225</meta:creation-date>
    <dc:date>2016-04-17T15:20:37.212782676</dc:date>
    <meta:editing-duration>PT37M41S</meta:editing-duration>
    <meta:editing-cycles>10</meta:editing-cycles>
    <meta:generator>LibreOffice/5.1.1.3$Linux_X86_64 LibreOffice_project/10m0$Build-3</meta:generator>
    <meta:print-date>2016-04-17T15:16:23.770185800</meta:print-date>
    <meta:document-statistic meta:table-count="0" meta:image-count="0" meta:object-count="0" meta:page-count="22" meta:paragraph-count="172" meta:word-count="991" meta:character-count="2850" meta:non-whitespace-character-count="2031"/>
  </office:meta>
</office:document-meta>
</file>